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nimationImag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AnimationImage</text:h>
                    <text:list>
                        <text:list-item>
                            <text:h text:style-name="Heading_20_2" text:outline-level="2">Description</text:h>
                        </text:list-item>
                    </text:list>
                </text:list-item>
            </text:list>

            <text:p text:style-name="Standard">The animation image is similar to the normal 'Image' object. The only difference is that instead of one source image, you set an array of multiple source images.</text:p><text:p text:style-name="Standard">You can specify a duration and repeat count.</text:p><text:p text:style-name="Standard">More info (<text:a xlink:type="simple" xlink:href="https://docs.lvgl.io/master/widgets/animimg.html" text:style-name="Internet_20_link" text:visited-style-name="Visited_20_Internet_20_Link">link</text:a>)</text:p>

            
                <text:list xml:id="list_AnimationImage2" text:continue-numbering="true" text:continue-list="list_AnimationIm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nimationImage3" text:continue-numbering="true" text:style-name="Outline">
                                                <text:list-item>
                                                    <text:list>
                                                        <text:list-item>
                                                            <text:list>
                                                                <text:list-item>
                                                                    <text:h text:style-name="Heading_20_3" text:outline-level="3">
                                                                        Images
                                                                        <text:s text:c="4"/>
                                                                        <text:span text:style-name="T2">Array</text:span>
                                                                    </text:h>
                                                                </text:list-item>
                                                            </text:list>
                                                        </text:list-item>
                                                    </text:list>
                                                </text:list-item>
                                            </text:list>
                                            <text:p text:style-name="Standard">List of images to be animated.</text:p>,
                                            <text:list xml:id="list_AnimationImage4" text:continue-numbering="true" text:continue-list="list_AnimationImage3" text:style-name="Outline">
                                                <text:list-item>
                                                    <text:list>
                                                        <text:list-item>
                                                            <text:list>
                                                                <text:list-item>
                                                                    <text:h text:style-name="Heading_20_3" text:outline-level="3">
                                                                        Duration
                                                                        <text:s text:c="4"/>
                                                                        <text:span text:style-name="T2">Number</text:span>
                                                                    </text:h>
                                                                </text:list-item>
                                                            </text:list>
                                                        </text:list-item>
                                                    </text:list>
                                                </text:list-item>
                                            </text:list>
                                            <text:p text:style-name="Standard">Duration of animation given in milliseconds.</text:p>,
                                            <text:list xml:id="list_AnimationImage5" text:continue-numbering="true" text:continue-list="list_AnimationImage4" text:style-name="Outline">
                                                <text:list-item>
                                                    <text:list>
                                                        <text:list-item>
                                                            <text:list>
                                                                <text:list-item>
                                                                    <text:h text:style-name="Heading_20_3" text:outline-level="3">
                                                                        Repeat infinite
                                                                        <text:s text:c="4"/>
                                                                        <text:span text:style-name="T2">Boolean</text:span>
                                                                    </text:h>
                                                                </text:list-item>
                                                            </text:list>
                                                        </text:list-item>
                                                    </text:list>
                                                </text:list-item>
                                            </text:list>
                                            <text:p text:style-name="Standard">If enabled than animation will be repeated infinite times.</text:p>,
                                            <text:list xml:id="list_AnimationImage6" text:continue-numbering="true" text:continue-list="list_AnimationImage5" text:style-name="Outline">
                                                <text:list-item>
                                                    <text:list>
                                                        <text:list-item>
                                                            <text:list>
                                                                <text:list-item>
                                                                    <text:h text:style-name="Heading_20_3" text:outline-level="3">
                                                                        Repeat count
                                                                        <text:s text:c="4"/>
                                                                        <text:span text:style-name="T2">Number</text:span>
                                                                    </text:h>
                                                                </text:list-item>
                                                            </text:list>
                                                        </text:list-item>
                                                    </text:list>
                                                </text:list-item>
                                            </text:list>
                                            <text:p text:style-name="Standard">If "Repeat infinite" is disabled then use this property to control how many times animation will be repea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nimationImage7" text:continue-numbering="true" text:continue-list="list_AnimationImage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AnimationImage8" text:continue-numbering="true" text:continue-list="list_AnimationImage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AnimationImage9" text:continue-numbering="true" text:continue-list="list_AnimationImage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AnimationImage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nimationImage11" text:continue-numbering="true" text:continue-list="list_AnimationImag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AnimationImage12" text:continue-numbering="true" text:continue-list="list_AnimationImage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AnimationImage13" text:continue-numbering="true" text:continue-list="list_AnimationImage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AnimationImage14" text:continue-numbering="true" text:continue-list="list_AnimationImage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AnimationImage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AnimationImage16" text:continue-numbering="true" text:continue-list="list_AnimationImage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AnimationImage17" text:continue-numbering="true" text:continue-list="list_AnimationImage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AnimationImage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AnimationImage19" text:continue-numbering="true" text:continue-list="list_AnimationImage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AnimationImage20" text:continue-numbering="true" text:continue-list="list_AnimationImage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AnimationImage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AnimationImage22" text:continue-numbering="true" text:continue-list="list_AnimationImage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AnimationImage23" text:continue-numbering="true" text:continue-list="list_AnimationImage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AnimationImage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AnimationImage25" text:continue-numbering="true" text:continue-list="list_AnimationImage2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AnimationImage26" text:continue-numbering="true" text:continue-list="list_AnimationImage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AnimationImage27" text:continue-numbering="true" text:continue-list="list_AnimationImage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AnimationImage28" text:continue-numbering="true" text:continue-list="list_AnimationImage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AnimationImage29" text:continue-numbering="true" text:continue-list="list_AnimationImage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AnimationImage30" text:continue-numbering="true" text:continue-list="list_AnimationImage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AnimationImage31" text:continue-numbering="true" text:continue-list="list_AnimationImage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AnimationImage32" text:continue-numbering="true" text:continue-list="list_AnimationImage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AnimationImage33" text:continue-numbering="true" text:continue-list="list_AnimationImage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AnimationImage34" text:continue-numbering="true" text:continue-list="list_AnimationImage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AnimationImage35" text:continue-numbering="true" text:continue-list="list_AnimationImage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AnimationImage36" text:continue-numbering="true" text:continue-list="list_AnimationImage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AnimationImage37" text:continue-numbering="true" text:continue-list="list_AnimationImage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AnimationImage38" text:continue-numbering="true" text:continue-list="list_AnimationImage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AnimationImage39" text:continue-numbering="true" text:continue-list="list_AnimationImage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AnimationImage40" text:continue-numbering="true" text:continue-list="list_AnimationImage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AnimationImage41" text:continue-numbering="true" text:continue-list="list_AnimationImage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AnimationImage42" text:continue-numbering="true" text:continue-list="list_AnimationImage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AnimationImage43" text:continue-numbering="true" text:continue-list="list_AnimationImage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AnimationImage44" text:continue-numbering="true" text:continue-list="list_AnimationImage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AnimationImage45" text:continue-numbering="true" text:continue-list="list_AnimationImage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AnimationImage46" text:continue-numbering="true" text:continue-list="list_AnimationImage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AnimationImage47" text:continue-numbering="true" text:continue-list="list_AnimationImage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AnimationImage48" text:continue-numbering="true" text:continue-list="list_AnimationImage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AnimationImage49" text:continue-numbering="true" text:continue-list="list_AnimationImage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AnimationImage50" text:continue-numbering="true" text:continue-list="list_AnimationImage4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AnimationImage5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AnimationImage52" text:continue-numbering="true" text:continue-list="list_AnimationImage5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AnimationImage5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AnimationImage54" text:continue-numbering="true" text:continue-list="list_AnimationImage52"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AnimationImage55"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AnimationImage56" text:continue-numbering="true" text:continue-list="list_AnimationImage54"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AnimationImage57"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AnimationImage58" text:continue-numbering="true" text:continue-list="list_AnimationImage5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AnimationImage59" text:continue-numbering="true" text:continue-list="list_AnimationImage5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AnimationImage60" text:continue-numbering="true" text:continue-list="list_AnimationImage5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AnimationImage61" text:continue-numbering="true" text:continue-list="list_AnimationImage6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AnimationImage62" text:continue-numbering="true" text:continue-list="list_AnimationImage6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AnimationImage63" text:continue-numbering="true" text:continue-list="list_AnimationImage6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AnimationImage64" text:continue-numbering="true" text:continue-list="list_AnimationImage6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AnimationImage65" text:continue-numbering="true" text:continue-list="list_AnimationImage6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AnimationImage6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nimationImage67" text:continue-numbering="true" text:continue-list="list_AnimationImage6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nimationImage68" text:continue-numbering="true" text:continue-list="list_AnimationImage6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nimationImage69" text:continue-numbering="true" text:continue-list="list_AnimationImage6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